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Franklin Gothic Book" svg:font-family="'Franklin Gothic Book'" style:font-family-generic="roman" style:font-pitch="variable"/>
    <style:font-face style:name="Franklin Gothic Medium" svg:font-family="'Franklin Gothic Medium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af44c"/>
    </style:style>
    <style:style style:name="P3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ccb96"/>
    </style:style>
    <style:style style:name="P4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style:font-name-asian="Times New Roman" style:font-size-asian="12pt" style:font-name-complex="Courier New1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04979d" style:font-name-asian="Times New Roman" style:font-size-asian="12pt" style:font-name-complex="Courier New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09d505" style:font-name-asian="Times New Roman" style:font-size-asian="12pt" style:font-name-complex="Courier New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0b3ac7" style:font-name-asian="Times New Roman" style:font-size-asian="12pt" style:font-name-complex="Courier New1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0e2ded" style:font-name-asian="Times New Roman" style:font-size-asian="12pt" style:font-name-complex="Courier New1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10155e" style:font-name-asian="Times New Roman" style:font-size-asian="12pt" style:font-name-complex="Courier New1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12e60f" style:font-name-asian="Times New Roman" style:font-size-asian="12pt" style:font-name-complex="Courier New1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1686b4" style:font-name-asian="Times New Roman" style:font-size-asian="12pt" style:font-name-complex="Courier New1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1a10cf" style:font-name-asian="Times New Roman" style:font-size-asian="12pt" style:font-name-complex="Courier New1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1af44c" style:font-name-asian="Times New Roman" style:font-size-asian="12pt" style:font-name-complex="Courier New1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1ccb96" style:font-name-asian="Times New Roman" style:font-size-asian="12pt" style:font-name-complex="Courier New1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fo:font-weight="bold" style:font-name-asian="Times New Roman" style:font-size-asian="12pt" style:font-weight-asian="bold" style:font-name-complex="Courier New1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fo:background-color="#ffff00" style:font-name-asian="Times New Roman" style:font-size-asian="12pt" style:font-name-complex="Courier New1" style:font-size-complex="12pt" style:language-complex="ar" style:country-complex="SA"/>
    </style:style>
    <style:style style:name="P17" style:family="paragraph" style:parent-style-name="HTML_20_Preformatte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style:font-name-asian="Times New Roman" style:font-size-asian="12pt" style:font-name-complex="Courier New1" style:font-size-complex="12pt" style:language-complex="ar" style:country-complex="SA"/>
    </style:style>
    <style:style style:name="P18" style:family="paragraph" style:parent-style-name="HTML_20_Preformatte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1af44c" style:font-name-asian="Times New Roman" style:font-size-asian="12pt" style:font-name-complex="Courier New1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background-color="#ffff0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urier New" fo:font-size="12pt" style:font-name-asian="Times New Roman" style:font-size-asian="12pt" style:font-name-complex="Courier New1" style:font-size-complex="12pt" style:language-complex="ar" style:country-complex="SA"/>
    </style:style>
    <style:style style:name="P20" style:family="paragraph" style:parent-style-name="HTML_20_Preformatted">
      <style:paragraph-properties fo:margin-left="0.5417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Standard" style:master-page-name="Standard">
      <style:paragraph-properties style:page-number="auto" style:border-line-width-bottom="0.0008in 0.0138in 0.0008in" fo:padding-left="0in" fo:padding-right="0in" fo:padding-top="0in" fo:padding-bottom="0.0138in" fo:border-left="none" fo:border-right="none" fo:border-top="none" fo:border-bottom="1.11pt double #00000a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officeooo:paragraph-rsid="001cef86" style:font-name-asian="Times New Roman" style:font-size-asian="12pt" style:font-name-complex="Courier New1" style:font-size-complex="12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2030a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line-through-style="solid" fo:font-size="12pt" style:font-size-asian="12pt" style:font-size-complex="12pt"/>
    </style:style>
    <style:style style:name="T3" style:family="text">
      <style:text-properties style:text-line-through-style="solid" style:font-name="Courier New" fo:font-size="12pt" style:font-name-asian="Times New Roman" style:font-size-asian="12pt" style:font-name-complex="Courier New1" style:font-size-complex="12pt" style:language-complex="ar" style:country-complex="SA"/>
    </style:style>
    <style:style style:name="T4" style:family="text">
      <style:text-properties fo:color="#00206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2060" style:font-name="Courier New" fo:font-size="12pt" fo:font-weight="bold" style:font-name-asian="Times New Roman" style:font-size-asian="12pt" style:font-weight-asian="bold" style:font-name-complex="Courier New1" style:font-size-complex="12pt" style:language-complex="ar" style:country-complex="SA" style:font-weight-complex="bold"/>
    </style:style>
    <style:style style:name="T6" style:family="text">
      <style:text-properties fo:color="#002060" style:font-name="Courier New" fo:font-size="12pt" fo:font-weight="bold" officeooo:rsid="001cef86" style:font-name-asian="Times New Roman" style:font-size-asian="12pt" style:font-weight-asian="bold" style:font-name-complex="Courier New1" style:font-size-complex="12pt" style:language-complex="ar" style:country-complex="SA" style:font-weight-complex="bold"/>
    </style:style>
    <style:style style:name="T7" style:family="text">
      <style:text-properties style:font-name="Courier New" fo:font-size="12pt" style:font-name-asian="Times New Roman" style:font-size-asian="12pt" style:font-name-complex="Courier New1" style:font-size-complex="12pt" style:language-complex="ar" style:country-complex="SA"/>
    </style:style>
    <style:style style:name="T8" style:family="text">
      <style:text-properties style:font-name="Courier New" fo:font-size="12pt" officeooo:rsid="001a10cf" style:font-name-asian="Times New Roman" style:font-size-asian="12pt" style:font-name-complex="Courier New1" style:font-size-complex="12pt" style:language-complex="ar" style:country-complex="SA"/>
    </style:style>
    <style:style style:name="T9" style:family="text">
      <style:text-properties style:font-name="Courier New" fo:font-size="12pt" fo:font-weight="bold" fo:background-color="#ffff00" style:font-name-asian="Times New Roman" style:font-size-asian="12pt" style:font-weight-asian="bold" style:font-name-complex="Courier New1" style:font-size-complex="12pt" style:language-complex="ar" style:country-complex="SA"/>
    </style:style>
    <style:style style:name="T10" style:family="text">
      <style:text-properties style:font-name="Courier New" fo:font-size="12pt" fo:font-weight="bold" style:font-name-asian="Times New Roman" style:font-size-asian="12pt" style:font-weight-asian="bold" style:font-name-complex="Courier New1" style:font-size-complex="12pt" style:language-complex="ar" style:country-complex="SA"/>
    </style:style>
    <style:style style:name="T11" style:family="text">
      <style:text-properties fo:color="#ff0000"/>
    </style:style>
    <style:style style:name="T12" style:family="text">
      <style:text-properties fo:color="#ff0000" style:font-name="Courier New" fo:font-size="12pt" style:font-name-asian="Times New Roman" style:font-size-asian="12pt" style:font-name-complex="Courier New1" style:font-size-complex="12pt" style:language-complex="ar" style:country-complex="SA"/>
    </style:style>
    <style:style style:name="T13" style:family="text">
      <style:text-properties fo:color="#ff0000" style:font-name="Courier New" fo:font-size="12pt" officeooo:rsid="001a10cf" style:font-name-asian="Times New Roman" style:font-size-asian="12pt" style:font-name-complex="Courier New1" style:font-size-complex="12pt" style:language-complex="ar" style:country-complex="SA"/>
    </style:style>
    <style:style style:name="T14" style:family="text">
      <style:text-properties fo:color="#ff0000" style:font-name="Courier New" fo:font-size="12pt" officeooo:rsid="001af44c" style:font-name-asian="Times New Roman" style:font-size-asian="12pt" style:font-name-complex="Courier New1" style:font-size-complex="12pt" style:language-complex="ar" style:country-complex="SA"/>
    </style:style>
    <style:style style:name="T15" style:family="text">
      <style:text-properties fo:color="#ff0000" officeooo:rsid="001a10cf"/>
    </style:style>
    <style:style style:name="T16" style:family="text">
      <style:text-properties fo:color="#ff0000" officeooo:rsid="001af44c"/>
    </style:style>
    <style:style style:name="T17" style:family="text">
      <style:text-properties officeooo:rsid="0002dd00"/>
    </style:style>
    <style:style style:name="T18" style:family="text">
      <style:text-properties officeooo:rsid="000df5fe"/>
    </style:style>
    <style:style style:name="T19" style:family="text">
      <style:text-properties officeooo:rsid="001a10cf"/>
    </style:style>
    <style:style style:name="T20" style:family="text">
      <style:text-properties officeooo:rsid="001cef86"/>
    </style:style>
    <style:style style:name="T21" style:family="text">
      <style:text-properties fo:color="#0000ff" officeooo:rsid="001cef86"/>
    </style:style>
    <style:style style:name="T22" style:family="text">
      <style:text-properties fo:color="#0000ff" style:font-name="Courier New" fo:font-size="12pt" fo:font-weight="bold" officeooo:rsid="001cef86" style:font-name-asian="Times New Roman" style:font-size-asian="12pt" style:font-weight-asian="bold" style:font-name-complex="Courier New1" style:font-size-complex="12pt" style:language-complex="ar" style:country-complex="SA" style:font-weight-complex="bold"/>
    </style:style>
    <style:style style:name="T23" style:family="text">
      <style:text-properties fo:color="#0000ff" style:font-name="Courier New" fo:font-size="12pt" fo:font-weight="bold" officeooo:rsid="0021b66e" style:font-name-asian="Times New Roman" style:font-size-asian="12pt" style:font-weight-asian="bold" style:font-name-complex="Courier New1" style:font-size-complex="12pt" style:language-complex="ar" style:country-complex="SA" style:font-weight-complex="bold"/>
    </style:style>
    <style:style style:name="T24" style:family="text">
      <style:text-properties fo:color="#0000ff" officeooo:rsid="0021b6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hanges needed in cbc after giving Demo</text:p>
      <text:p text:style-name="HTML_20_Preformatted"><text:span text:style-name="T1">1. Customer Recharge Report- </text:span><text:span text:style-name="T2">Cheque/Bank Ref. No</text:span><text:span text:style-name="T1"> <text:s text:c="2"/></text:span><text:span text:style-name="T4">Recharge Date</text:span><text:span text:style-name="T1"> Should show the System date or the date on which it was inserted by customer.</text:span></text:p>
      <text:p text:style-name="P20"/>
      <text:p text:style-name="P4">2. Customer Statement Report- Transaction Date should show system date and Ref. Date should show the Deposit date of Account recharge.<text:span text:style-name="T20">[</text:span><text:span text:style-name="T21">Rishi</text:span><text:span text:style-name="T20">]</text:span></text:p>
      <text:p text:style-name="P4"/>
      <text:p text:style-name="P1"><text:span text:style-name="T7">3. Wherever Amount is being displayed it should be in number format and with commas and dot.[</text:span><text:span text:style-name="T12">Done</text:span><text:span text:style-name="T7">]</text:span></text:p>
      <text:p text:style-name="P4"/>
      <text:p text:style-name="P1"><text:span text:style-name="T7">4. Wherever numbers are being displayed it should be in number format with commas.[</text:span><text:span text:style-name="T12">Done</text:span><text:span text:style-name="T7">]</text:span></text:p>
      <text:p text:style-name="P4"/>
      <text:p text:style-name="P1"><text:span text:style-name="T7">5. Add (N$) wherever amount related label is displayed in the screen.[</text:span><text:span text:style-name="T12">Done</text:span><text:span text:style-name="T7">]</text:span></text:p>
      <text:p text:style-name="P4"/>
      <text:p text:style-name="P1"><text:span text:style-name="T7">6. Amount and numbers should be align right side in all the screens.[</text:span><text:span text:style-name="T12">Done</text:span><text:span text:style-name="T7">]</text:span></text:p>
      <text:p text:style-name="P4"/>
      <text:p text:style-name="P4">7. Activation / Deactivation card - For activation card Flash message should be “Cards has been deactivated successfully and <text:s/>request for activation of cards is pending for approval from RFA ”.</text:p>
      <text:p text:style-name="P4"/>
      <text:p text:style-name="P7">8. Customer Statement Report - Once the card issued it must appear in the customer statement report whatever <text:s/>the current status of card is.[<text:span text:style-name="T11">Done</text:span>]</text:p>
      <text:p text:style-name="P4"/>
      <text:p text:style-name="P6">9. Customer Statement Report – After date submission if there are no records found then also the opening balance row must appear on the screen.[<text:span text:style-name="T11">Done</text:span>]</text:p>
      <text:p text:style-name="P4"/>
      <text:p text:style-name="P1"><text:span text:style-name="T7">11. Refund Request- Permit amount should not be entered for specific permit no again once it is submitted either the refund request is approved or not .</text:span><text:span text:style-name="T8">[</text:span><text:span text:style-name="T13">Utkarsh</text:span><text:span text:style-name="T8">]</text:span><text:span text:style-name="T7">[</text:span><text:span text:style-name="T12">Done</text:span><text:span text:style-name="T7">]</text:span></text:p>
      <text:p text:style-name="P4"/>
      <text:p text:style-name="P16">12. Tables will be provided by anup sir for axle type, Vehicle type, etc. which will be used in in vehicle registration and procedure for the account balance updation.</text:p>
      <text:p text:style-name="P4"/>
      <text:p text:style-name="P4"/>
      <text:p text:style-name="P12">13. ADD Vehicle- V rating and D rating <text:s/>should go on right side because they are number and should follow <text:s/>number format.<text:span text:style-name="T19">[</text:span><text:span text:style-name="T15">Utkarsh</text:span><text:span text:style-name="T19">]</text:span>[<text:span text:style-name="T11">Done</text:span>]</text:p>
      <text:p text:style-name="P4"><text:soft-page-break/></text:p>
      <text:p text:style-name="P4">14. Add Vehicle- Remove 'but' from the flash message when customer submits the vehicle during vehicle registration.</text:p>
      <text:p text:style-name="P18"><text:span text:style-name="T19">[</text:span><text:span text:style-name="T15">Utkarsh</text:span><text:span text:style-name="T19">]</text:span>[<text:span text:style-name="T11">Done</text:span>]</text:p>
      <text:p text:style-name="P17"/>
      <text:p text:style-name="P4">15. Vehicle List reports- Show only 'Approved' vehicles in this report.</text:p>
      <text:p text:style-name="P18"><text:span text:style-name="T19">[</text:span><text:span text:style-name="T15">Utkarsh</text:span><text:span text:style-name="T19">]</text:span>[<text:span text:style-name="T11">Done</text:span>]</text:p>
      <text:p text:style-name="P4"/>
      <text:p text:style-name="P4">16. Look and feel of all the PDF's should be good.</text:p>
      <text:p text:style-name="P4"/>
      <text:p text:style-name="P2"><text:span text:style-name="T7">17. In Feedback module - Complaint date should be System date.</text:span><text:span text:style-name="T8">[</text:span><text:span text:style-name="T13">Utkarsh</text:span><text:span text:style-name="T8">]</text:span><text:span text:style-name="T7">[</text:span><text:span text:style-name="T12">Done</text:span><text:span text:style-name="T7">]</text:span></text:p>
      <text:p text:style-name="P4"/>
      <text:p text:style-name="P22">18. Customer Statement Report- Increase the width of 'Running balance'.<text:span text:style-name="T20">[</text:span><text:span text:style-name="T21">Rishi</text:span><text:span text:style-name="T24">==3</text:span><text:span text:style-name="T20">]</text:span></text:p>
      <text:p text:style-name="P4"/>
      <text:p text:style-name="P5">19. Align the PDF's heading part in centre.[<text:span text:style-name="T11">Done</text:span>]</text:p>
      <text:p text:style-name="P4"/>
      <text:p text:style-name="P1"><text:span text:style-name="T9">SRS Changes</text:span><text:span text:style-name="T10"> </text:span></text:p>
      <text:p text:style-name="P15"/>
      <text:p text:style-name="P4">20. Wherever there is 'CBC Customer' link it should be 'CBC/MDC foreign Customer'</text:p>
      <text:p text:style-name="P4"/>
      <text:p text:style-name="P22">22. Attach a Document when the activation mail is sent to the customer.</text:p>
      <text:p text:style-name="P4"/>
      <text:p text:style-name="P22">23.System should send email to user if has not logged in within 3 months then at every 3 months from last logged in date <text:s/>an email will be shooted.<text:span text:style-name="T20">[</text:span><text:span text:style-name="T21">Rishi</text:span><text:span text:style-name="T24">==2</text:span><text:span text:style-name="T20">]</text:span></text:p>
      <text:p text:style-name="P4"/>
      <text:p text:style-name="P4">23. Customer profile- Add 3 fields for Alternative Contact info:(a)email,(b)Phone no,(c) and contact person name.</text:p>
      <text:p text:style-name="P13"><text:span text:style-name="T19">[</text:span><text:span text:style-name="T16">Shivam</text:span><text:span text:style-name="T19">]</text:span>[<text:span text:style-name="T11">Done</text:span>]</text:p>
      <text:p text:style-name="P8"/>
      <text:p text:style-name="P4">24. All the Emails will also be sent to the Alternative Email Id provided <text:s/>by the customer.</text:p>
      <text:p text:style-name="P9"/>
      <text:p text:style-name="P4">26) Customer after filling attached doc will upload in his customer profile screen.</text:p>
      <text:p text:style-name="P14"><text:span text:style-name="T19">[</text:span><text:span text:style-name="T16">Shivam</text:span><text:span text:style-name="T19">]</text:span>[<text:span text:style-name="T11">Done</text:span>]</text:p>
      <text:p text:style-name="P10"/>
      <text:p text:style-name="P3"><text:span text:style-name="T7">25. In Account Recharge- Change the 'cheque deposit' drop down to 'EFT'.</text:span><text:span text:style-name="T8">[</text:span><text:span text:style-name="T14">Shivam</text:span><text:span text:style-name="T8">]</text:span><text:span text:style-name="T7">[</text:span><text:span text:style-name="T12">Done</text:span><text:span text:style-name="T7">]</text:span></text:p>
      <text:p text:style-name="P4"/>
      <text:p text:style-name="P19">26. In Refund Request- Add a field 'Destination' in the 'MDC Refund' and 'Upload Doc' field.<text:span text:style-name="T17">[Working]</text:span></text:p>
      <text:p text:style-name="P11"><text:soft-page-break/>[<text:span text:style-name="T11">Done</text:span>]</text:p>
      <text:p text:style-name="P4"/>
      <text:p text:style-name="P23"><text:span text:style-name="T7">27. Customer statement report should be send an email weekly, monthly, quarterly or yearly as specified in the Application form attached with the activation mail for the customer. </text:span><text:span text:style-name="T3">If he selects weekly then only the transactions hap</text:span><text:bookmark text:name="_GoBack"/><text:span text:style-name="T3">pened in the current week will be emailed to him</text:span><text:span text:style-name="T7">. </text:span><text:span text:style-name="T5">System should send</text:span><text:span text:style-name="T7"> </text:span><text:span text:style-name="T5">statement automatically to customer based on selection and statement details should be based on selected criteria.</text:span></text:p>
      <text:p text:style-name="P23"><text:span text:style-name="T6"/></text:p>
      <text:p text:style-name="P23"><text:span text:style-name="T6">[</text:span><text:span text:style-name="T22">Rishi</text:span><text:span text:style-name="T23">==1</text:span><text:span text:style-name="T6">]</text:span></text:p>
      <text:p text:style-name="P4"/>
      <text:p text:style-name="P1"><text:span text:style-name="T7">28. </text:span><text:span text:style-name="T5">Vehicle Sr. No. should remove form “Vehicle registration” screen and Vehicle List Report. On “Activation and Deactivation Vehicle” Screen rename “Vehicle Sr. No.” to “Vehicle Chassis No”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Franklin Gothic Book" svg:font-family="'Franklin Gothic Book'" style:font-family-generic="roman" style:font-pitch="variable"/>
    <style:font-face style:name="Franklin Gothic Medium" svg:font-family="'Franklin Gothic Medium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Franklin Gothic Book" fo:font-size="11pt" fo:language="en" fo:country="US" style:letter-kerning="true" style:font-name-asian="SimSun" style:font-size-asian="11pt" style:language-asian="en" style:country-asian="US" style:font-name-complex="Franklin Gothic Book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/>
      <style:text-properties style:font-name="Franklin Gothic Medium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style:contextual-spacing="false"/>
      <style:text-properties style:font-name="Franklin Gothic Medium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style:contextual-spacing="false" fo:line-height="113%"/>
      <style:text-properties style:font-name="Franklin Gothic Medium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in" style:contextual-spacing="false"/>
      <style:text-properties style:font-name="Franklin Gothic Medium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39in" fo:margin-bottom="0in" style:contextual-spacing="false"/>
      <style:text-properties fo:color="#7f7f7f" style:font-name="Franklin Gothic Medium"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in" fo:margin-bottom="0in" style:contextual-spacing="false" fo:line-height="113%"/>
      <style:text-properties fo:color="#7f7f7f" style:font-name="Franklin Gothic Medium" fo:font-style="italic" fo:font-weight="bold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in" fo:margin-bottom="0in" style:contextual-spacing="false"/>
      <style:text-properties style:font-name="Franklin Gothic Medium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in" fo:margin-bottom="0in" style:contextual-spacing="false"/>
      <style:text-properties style:font-name="Franklin Gothic Medium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in" fo:margin-bottom="0in" style:contextual-spacing="false"/>
      <style:text-properties style:font-name="Franklin Gothic Medium" fo:font-size="10pt" fo:letter-spacing="0.0035in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ubtitle" style:default-outline-level="" style:class="chapter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51pt solid #00000a"/>
      <style:text-properties style:font-name="Franklin Gothic Medium" fo:font-size="26pt" fo:letter-spacing="0.0035in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4165in" style:contextual-spacing="false" fo:text-align="center" style:justify-single-word="false"/>
      <style:text-properties style:font-name="Franklin Gothic Medium" fo:font-size="12pt" fo:letter-spacing="0.0091in" fo:font-style="italic" style:font-size-asian="12pt" style:font-style-asian="italic" style:font-size-complex="12pt" style:font-style-complex="italic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>
      <style:paragraph-properties fo:margin-left="0.25in" fo:margin-right="0.25in" fo:margin-top="0.139in" fo:margin-bottom="0in" style:contextual-spacing="false" fo:text-indent="0in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0.7in" fo:margin-right="0.8in" fo:margin-top="0.139in" fo:margin-bottom="0.1945in" style:contextual-spacing="false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a"/>
      <style:text-properties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Franklin Gothic Medium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Franklin Gothic Medium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Franklin Gothic Medium" fo:font-weight="bold" style:font-weight-asian="bold" style:font-weight-complex="bold"/>
    </style:style>
    <style:style style:name="Heading_20_4_20_Char" style:display-name="Heading 4 Char" style:family="text" style:parent-style-name="Default_20_Paragraph_20_Font">
      <style:text-properties style:font-name="Franklin Gothic Medium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7f7f7f" style:font-name="Franklin Gothic Medium" fo:font-weight="bold" style:font-weight-asian="bold" style:font-weight-complex="bold"/>
    </style:style>
    <style:style style:name="Heading_20_6_20_Char" style:display-name="Heading 6 Char" style:family="text" style:parent-style-name="Default_20_Paragraph_20_Font">
      <style:text-properties fo:color="#7f7f7f" style:font-name="Franklin Gothic Medium" fo:font-style="italic" fo:font-weight="bold" style:font-style-asian="italic" style:font-weight-asian="bold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style:font-name="Franklin Gothic Medium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style:font-name="Franklin Gothic Medium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style:font-name="Franklin Gothic Medium" fo:font-size="10pt" fo:letter-spacing="0.0035in" fo:font-style="italic" style:font-size-asian="10pt" style:font-style-asian="italic" style:font-size-complex="10pt" style:font-style-complex="italic"/>
    </style:style>
    <style:style style:name="Title_20_Char" style:display-name="Title Char" style:family="text" style:parent-style-name="Default_20_Paragraph_20_Font">
      <style:text-properties style:font-name="Franklin Gothic Medium" fo:font-size="26pt" fo:letter-spacing="0.0035in" style:font-size-asian="26pt" style:font-size-complex="26pt"/>
    </style:style>
    <style:style style:name="Subtitle_20_Char" style:display-name="Subtitle Char" style:family="text" style:parent-style-name="Default_20_Paragraph_20_Font">
      <style:text-properties style:font-name="Franklin Gothic Medium" fo:font-size="12pt" fo:letter-spacing="0.0091in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/>
    </style:style>
    <style:style style:name="Intense_20_Reference" style:display-name="Intense Reference" style:family="text">
      <style:text-properties fo:font-variant="small-caps" fo:letter-spacing="0.0035in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35in" fo:font-style="italic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 style:language-complex="ar" style:country-complex="SA"/>
    </style:style>
    <style:style style:name="ListLabel_20_1" style:display-name="ListLabel 1" style:family="text">
      <style:text-properties fo:font-weight="bold" style:font-weight-asian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</meta:initial-creator>
    <meta:editing-cycles>355</meta:editing-cycles>
    <meta:creation-date>2013-10-20T08:08:00</meta:creation-date>
    <dc:date>2013-10-23T14:29:42.65</dc:date>
    <meta:editing-duration>PT20M24S</meta:editing-duration>
    <meta:generator>LibreOffice/4.0.4.2$Windows_x86 LibreOffice_project/9e9821abd0ffdbc09cd8c52eaa574fa09eb08f2</meta:generator>
    <meta:document-statistic meta:table-count="0" meta:image-count="0" meta:object-count="0" meta:page-count="3" meta:paragraph-count="36" meta:word-count="562" meta:character-count="3531" meta:non-whitespace-character-count="29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